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IPV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ffic Class + Flow label</text:p>
          </table:table-cell>
          <table:table-cell office:value-type="string" calcext:value-type="string">
            <text:p>ECN + DSCP + Flow (<text:span text:style-name="T1">32b</text:span>)</text:p>
          </table:table-cell>
          <table:table-cell office:value-type="string" calcext:value-type="string">
            <text:p>ECN + Flow (<text:span text:style-name="T1">24bits</text:span>)</text:p>
          </table:table-cell>
          <table:table-cell office:value-type="string" calcext:value-type="string">
            <text:p>ECN + DSCP (<text:span text:style-name="T1">8bits</text:span>)</text:p>
          </table:table-cell>
          <table:table-cell office:value-type="string" calcext:value-type="string">
            <text:p>All zer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xt Header Compression</text:p>
          </table:table-cell>
          <table:table-cell office:value-type="string" calcext:value-type="string">
            <text:p>Carried Inline <text:span text:style-name="T1">8b</text:span></text:p>
          </table:table-cell>
          <table:table-cell office:value-type="string" calcext:value-type="string">
            <text:p>Is Compress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IM</text:p>
          </table:table-cell>
          <table:table-cell office:value-type="string" calcext:value-type="string">
            <text:p>Carried Inline <text:span text:style-name="T1">8b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D</text:p>
            <text:p/>
          </table:table-cell>
          <table:table-cell office:value-type="string" calcext:value-type="string">
            <text:p>No 1 byte id</text:p>
          </table:table-cell>
          <table:table-cell office:value-type="string" calcext:value-type="string">
            <text:p>1 byte id follow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C/DAC</text:p>
          </table:table-cell>
          <table:table-cell office:value-type="string" calcext:value-type="string">
            <text:p>Stateless</text:p>
          </table:table-cell>
          <table:table-cell office:value-type="string" calcext:value-type="string">
            <text:p>Stateful (context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M/DAM</text:p>
          </table:table-cell>
          <table:table-cell office:value-type="string" calcext:value-type="string">
            <text:p>16bytes inline</text:p>
          </table:table-cell>
          <table:table-cell office:value-type="string" calcext:value-type="string">
            <text:p>8bytes inline</text:p>
          </table:table-cell>
          <table:table-cell office:value-type="string" calcext:value-type="string">
            <text:p>2 bytes inline</text:p>
          </table:table-cell>
          <table:table-cell office:value-type="string" calcext:value-type="string">
            <text:p>elid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ulticast</text:p>
          </table:table-cell>
          <table:table-cell office:value-type="string" calcext:value-type="string">
            <text:p>Dest. Not multicast</text:p>
          </table:table-cell>
          <table:table-cell office:value-type="string" calcext:value-type="string">
            <text:p>Dest. Is Multica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 calcext:value-type="string">
            <text:p>UD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cksum</text:p>
          </table:table-cell>
          <table:table-cell office:value-type="string" calcext:value-type="string">
            <text:p>Csum inline <text:span text:style-name="T1">(16b)</text:span></text:p>
          </table:table-cell>
          <table:table-cell office:value-type="string" calcext:value-type="string">
            <text:p>Elid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s</text:p>
          </table:table-cell>
          <table:table-cell office:value-type="string" calcext:value-type="string">
            <text:p>Inline</text:p>
            <text:p>(<text:span text:style-name="T1">16b</text:span>)</text:p>
          </table:table-cell>
          <table:table-cell office:value-type="string" calcext:value-type="string">
            <text:p>Elide first 8b of Dest. Port (<text:span text:style-name="T1">8b</text:span>)</text:p>
          </table:table-cell>
          <table:table-cell office:value-type="string" calcext:value-type="string">
            <text:p>Elide first 8b of Src. Port (<text:span text:style-name="T1">8b</text:span>)</text:p>
          </table:table-cell>
          <table:table-cell office:value-type="string" calcext:value-type="string">
            <text:p>Elide 12 bits of all ports (<text:span text:style-name="T1">4b</text:span>)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2" table:number-columns-repeated="9" table:default-cell-style-name="Default"/>
        <table:table-row table:style-name="ro1">
          <table:table-cell table:style-name="ce3" office:value-type="string" calcext:value-type="string">
            <text:p>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Always 1</text:p>
          </table:table-cell>
          <table:table-cell office:value-type="float" office:value="1" calcext:value-type="float">
            <text:p>1</text:p>
          </table:table-cell>
          <table:table-cell table:formula="of:=IF([.C2]=1; 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[0,3]</text:p>
          </table:table-cell>
          <table:table-cell office:value-type="float" office:value="0" calcext:value-type="float">
            <text:p>0</text:p>
          </table:table-cell>
          <table:table-cell table:formula="of:=COM.MICROSOFT.SWITCH([.C3]; 0; 8; 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IM</text:p>
          </table:table-cell>
          <table:table-cell office:value-type="string" calcext:value-type="string">
            <text:p>[0,3]</text:p>
          </table:table-cell>
          <table:table-cell office:value-type="float" office:value="0" calcext:value-type="float">
            <text:p>0</text:p>
          </table:table-cell>
          <table:table-cell table:formula="of:=COM.MICROSOFT.SWITCH([.C4]; 0; 8; 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DONT TOUCH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I6]; 0;  128;  1; 64; 2; 16; 3; 0; 4; 128; 5; 64; 6; 16; 7; 0; -1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ERNAL(SAC_SAM_MUX)</text:p>
          </table:table-cell>
          <table:table-cell table:formula="of:=([.C5]*4) + [.C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[0,3]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TERNAL(DAC_DAM_MUX)</text:p>
          </table:table-cell>
          <table:table-cell table:formula="of:=([.C7]*4) + [.C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I7]; 0;  128;  1; 64; 2; 16; 3; 0; 4; -2; 5; 64; 6; 16; 7; 0; 8; 128; 9; 48; 10; 32; 11; 8; 12; 48; 13; -2; 14; -2; 15; -2; -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table:formula="of:=IF([.C9]=1; 8; 0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Bits Inline Header</text:p>
          </table:table-cell>
          <table:table-cell table:formula="of:=SUM([.D2:.D1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Bytes</text:p>
          </table:table-cell>
          <table:table-cell table:formula="of:=[.D13]/8" office:value-type="float" office:value="3" calcext:value-type="float">
            <text:p>3</text:p>
          </table:table-cell>
          <table:table-cell table:number-columns-repeated="5"/>
        </table:table-row>
      </table:table>
      <table:table table:name="SolvedExample" table:style-name="ta1">
        <table:table-column table:style-name="co2" table:number-columns-repeated="9" table:default-cell-style-name="Default"/>
        <table:table-row table:style-name="ro1">
          <table:table-cell table:style-name="ce3" office:value-type="string" calcext:value-type="string">
            <text:p>IPV6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Always 1</text:p>
          </table:table-cell>
          <table:table-cell office:value-type="float" office:value="1" calcext:value-type="float">
            <text:p>1</text:p>
          </table:table-cell>
          <table:table-cell table:formula="of:=IF([.C2]=1; 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[0,3]</text:p>
          </table:table-cell>
          <table:table-cell office:value-type="float" office:value="2" calcext:value-type="float">
            <text:p>2</text:p>
          </table:table-cell>
          <table:table-cell table:formula="of:=COM.MICROSOFT.SWITCH([.C3]; 0; 32; 1; 24; 2; 8; 3; 0; -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IF([.C4]=1; 0; 8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I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C5]; 0; 8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IF([.C6]=1; 8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DONT TOUCH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I8]; 0;  128;  1; 64; 2; 16; 3; 0; 4; 128; 5; 64; 6; 16; 7; 0; -1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ERNAL(SAC_SAM_MUX)</text:p>
          </table:table-cell>
          <table:table-cell table:formula="of:=([.C7]*4) + [.C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[0,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[0,3]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NAL(DAC_DAM_MUX)</text:p>
          </table:table-cell>
          <table:table-cell table:formula="of:=([.C10]*4) + [.C1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I10]; 0;  128;  1; 64; 2; 16; 3; 0; 4; -2; 5; 64; 6; 16; 7; 0; 8; 128; 9; 48; 10; 32; 11; 8; 12; 48; 13; -2; 14; -2; 15; -2; -1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Bits Inline Header</text:p>
          </table:table-cell>
          <table:table-cell table:formula="of:=SUM([.D2:.D13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 Bytes</text:p>
          </table:table-cell>
          <table:table-cell table:formula="of:=[.D16]/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ression Header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HEADER (in bytes)</text:p>
          </table:table-cell>
          <table:table-cell table:formula="of:=SUM([.D17:.D1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UDP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</table:table>
      <table:table table:name="TD_Example_1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IPV6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Always 1</text:p>
          </table:table-cell>
          <table:table-cell office:value-type="float" office:value="1" calcext:value-type="float">
            <text:p>1</text:p>
          </table:table-cell>
          <table:table-cell table:formula="of:=IF([.C2]=1; 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[0,3]</text:p>
          </table:table-cell>
          <table:table-cell office:value-type="float" office:value="2" calcext:value-type="float">
            <text:p>2</text:p>
          </table:table-cell>
          <table:table-cell table:formula="of:=COM.MICROSOFT.SWITCH([.C3]; 0; 32; 1; 24; 2; 8; 3; 0; -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IF([.C4]=1; 0; 8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I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C5]; 0; 8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IF([.C6]=1; 8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[0,1]</text:p>
          </table:table-cell>
          <table:table-cell table:formula="of:=IF(ISNUMBER(SEARCH(&quot;fe80&quot;; LOWER([.B14]))); 0; 1)"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DONT TOUCH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[0,3]</text:p>
          </table:table-cell>
          <table:table-cell table:formula="of:=IF([.I12]=0; 3; IF([.I14]=0; 2; IF([.C6]=1; 1; 0)))" office:value-type="float" office:value="3" calcext:value-type="float">
            <text:p>3</text:p>
          </table:table-cell>
          <table:table-cell table:formula="of:=COM.MICROSOFT.SWITCH([.I8]; 0;  128;  1; 64; 2; 16; 3; 0; 4; 128; 5; 64; 6; 16; 7; 0; -1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ERNAL(SAC_SAM_MUX)</text:p>
          </table:table-cell>
          <table:table-cell table:formula="of:=([.C7]*4) + [.C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/DAC</text:p>
          </table:table-cell>
          <table:table-cell office:value-type="string" calcext:value-type="string">
            <text:p>[0,3]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AC_DAM_MUX</text:p>
          </table:table-cell>
          <table:table-cell table:formula="of:=([.C9]*4) + [.C1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I9]; 0;  128;  1; 64; 2; 16; 3; 0; 4; -2; 5; 64; 6; 16; 7; 0; 8; 128; 9; 48; 10; 32; 11; 8; 12; 48; 13; -2; 14; -2; 15; -2; -1)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RC_MAC</text:p>
          </table:table-cell>
          <table:table-cell table:formula="of:=SUBSTITUTE(RIGHT([.B12]; 9); &quot;:&quot;; &quot;&quot;)" office:value-type="string" office:string-value="aabbcc" calcext:value-type="string">
            <text:p>aabbc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RC_IID_FORMAT</text:p>
          </table:table-cell>
          <table:table-cell table:formula="of:=SUBSTITUTE([.B16]; &quot;:&quot;; &quot;&quot;)" office:value-type="string" office:string-value="02173BFFFEAABBCC" calcext:value-type="string">
            <text:p>02173BFFFEAABBCC</text:p>
          </table:table-cell>
        </table:table-row>
        <table:table-row table:style-name="ro1">
          <table:table-cell office:value-type="string" calcext:value-type="string">
            <text:p>MAC SRC</text:p>
          </table:table-cell>
          <table:table-cell office:value-type="string" calcext:value-type="string">
            <text:p>00:17:3b:aa:bb:cc</text:p>
          </table:table-cell>
          <table:table-cell table:number-columns-repeated="5"/>
          <table:table-cell office:value-type="string" calcext:value-type="string">
            <text:p>SRC_IID_MATCH</text:p>
          </table:table-cell>
          <table:table-cell table:formula="of:=IF(ISNUMBER(SEARCH([.I10]; [.I11]))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 DST</text:p>
          </table:table-cell>
          <table:table-cell office:value-type="string" calcext:value-type="string">
            <text:p>00:17:3b:11:22:33</text:p>
          </table:table-cell>
          <table:table-cell table:number-columns-repeated="5"/>
          <table:table-cell office:value-type="string" calcext:value-type="string">
            <text:p>SRC_PREFIX_LL</text:p>
          </table:table-cell>
          <table:table-cell table:formula="of:=IF(ISNUMBER(SEARCH(&quot;000000fffe00&quot;; [.I11]))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ix SRC</text:p>
          </table:table-cell>
          <table:table-cell office:value-type="string" calcext:value-type="string">
            <text:p>Fe80::/64</text:p>
          </table:table-cell>
          <table:table-cell table:number-columns-repeated="5"/>
          <table:table-cell office:value-type="string" calcext:value-type="string">
            <text:p>SRC_PREFIX_FE00_MATCH</text:p>
          </table:table-cell>
          <table:table-cell table:formula="of:=IF(ISNUMBER(SEARCH(&quot;fe00&quot;; [.I11]))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ix DST</text:p>
          </table:table-cell>
          <table:table-cell office:value-type="string" calcext:value-type="string">
            <text:p>Fe80::/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D SRC</text:p>
          </table:table-cell>
          <table:table-cell office:value-type="string" calcext:value-type="string">
            <text:p>0217:3BFF:FEAA:BB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D DST</text:p>
          </table:table-cell>
          <table:table-cell office:value-type="string" calcext:value-type="string">
            <text:p>0217:3BFF:FE11:223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Total Bits Inline Header</text:p>
          </table:table-cell>
          <table:table-cell table:formula="of:=SUM([.D2:.D12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In Bytes</text:p>
          </table:table-cell>
          <table:table-cell table:formula="of:=[.D19]/8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Compression Header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IPV6 HEADER (in bytes)</text:p>
          </table:table-cell>
          <table:table-cell table:formula="of:=SUM([.D20:.D2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UDP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sum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COM.MICROSOFT.SWITCH([.C25]; 0; 16; 1; 0; -1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C26]; 0; 16; 1; 8; 2; 8; 3; 4; -1)*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t Port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Total Bits Inline Header</text:p>
          </table:table-cell>
          <table:table-cell table:formula="of:=SUM([.D25:.D26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In Bytes</text:p>
          </table:table-cell>
          <table:table-cell table:formula="of:=[.D28]/8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Compression Head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UDP HEADER (in bytes)</text:p>
          </table:table-cell>
          <table:table-cell table:formula="of:=SUM([.D29:.D3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(IPV6+UDP)</text:p>
          </table:table-cell>
          <table:table-cell table:formula="of:=[.D31]+[.D22]" office:value-type="float" office:value="9" calcext:value-type="float">
            <text:p>9</text:p>
          </table:table-cell>
          <table:table-cell table:number-columns-repeated="5"/>
        </table:table-row>
      </table:table>
      <table:table table:name="TD_Example_2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IPV6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V6</text:p>
          </table:table-cell>
          <table:table-cell office:value-type="string" calcext:value-type="string">
            <text:p>Always 1</text:p>
          </table:table-cell>
          <table:table-cell office:value-type="float" office:value="1" calcext:value-type="float">
            <text:p>1</text:p>
          </table:table-cell>
          <table:table-cell table:formula="of:=IF([.C2]=1; 0; 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C3]; 0; 32; 1; 24; 2; 8; 3; 0; -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table:formula="of:=IF([.C4]=1; 0; 8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IM</text:p>
          </table:table-cell>
          <table:table-cell office:value-type="string" calcext:value-type="string">
            <text:p>[0,3]</text:p>
          </table:table-cell>
          <table:table-cell office:value-type="float" office:value="0" calcext:value-type="float">
            <text:p>0</text:p>
          </table:table-cell>
          <table:table-cell table:formula="of:=COM.MICROSOFT.SWITCH([.C5]; 0; 8; 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table:formula="of:=IF([.C6]=1; 8; 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[0,1]</text:p>
          </table:table-cell>
          <table:table-cell table:formula="of:=IF(ISNUMBER(SEARCH(&quot;fe80&quot;; LOWER([.B14]))); 0; 1)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DONT TOUCH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[0,3]</text:p>
          </table:table-cell>
          <table:table-cell table:formula="of:=IF([.I12]=0; 3; IF([.I14]=0; 2; IF([.C6]=1; 1; 0)))" office:value-type="float" office:value="2" calcext:value-type="float">
            <text:p>2</text:p>
          </table:table-cell>
          <table:table-cell table:formula="of:=COM.MICROSOFT.SWITCH([.I8]; 0;  128;  1; 64; 2; 16; 3; 0; 4; 128; 5; 64; 6; 16; 7; 0; -1)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INTERNAL(SAC_SAM_MUX)</text:p>
          </table:table-cell>
          <table:table-cell table:formula="of:=([.C7]*4) + [.C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/DAC</text:p>
          </table:table-cell>
          <table:table-cell office:value-type="string" calcext:value-type="string">
            <text:p>[0,3]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C_DAM_MUX</text:p>
          </table:table-cell>
          <table:table-cell table:formula="of:=([.C9]*4) + [.C1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[0,3]</text:p>
          </table:table-cell>
          <table:table-cell office:value-type="float" office:value="2" calcext:value-type="float">
            <text:p>2</text:p>
          </table:table-cell>
          <table:table-cell table:formula="of:=COM.MICROSOFT.SWITCH([.I9]; 0;  128;  1; 64; 2; 16; 3; 0; 4; -2; 5; 64; 6; 16; 7; 0; 8; 128; 9; 48; 10; 32; 11; 8; 12; 48; 13; -2; 14; -2; 15; -2; -1)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RC_MAC</text:p>
          </table:table-cell>
          <table:table-cell table:formula="of:=SUBSTITUTE(RIGHT([.B12]; 9); &quot;:&quot;; &quot;&quot;)" office:value-type="string" office:string-value="bbccdd" calcext:value-type="string">
            <text:p>bbccd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RC_IID_FORMAT</text:p>
          </table:table-cell>
          <table:table-cell table:formula="of:=SUBSTITUTE([.B16]; &quot;:&quot;; &quot;&quot;)" office:value-type="string" office:string-value="000000fffe001234" calcext:value-type="string">
            <text:p>000000fffe001234</text:p>
          </table:table-cell>
        </table:table-row>
        <table:table-row table:style-name="ro1">
          <table:table-cell office:value-type="string" calcext:value-type="string">
            <text:p>MAC SRC</text:p>
          </table:table-cell>
          <table:table-cell office:value-type="string" calcext:value-type="string">
            <text:p>00:17:00:3b:aa:bb:cc:dd</text:p>
          </table:table-cell>
          <table:table-cell table:number-columns-repeated="5"/>
          <table:table-cell office:value-type="string" calcext:value-type="string">
            <text:p>SRC_IID_MATCH</text:p>
          </table:table-cell>
          <table:table-cell table:formula="of:=IF(ISNUMBER(SEARCH([.I10]; [.I11])); 0; 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 DST</text:p>
          </table:table-cell>
          <table:table-cell office:value-type="string" calcext:value-type="string">
            <text:p><text:span text:style-name="T2">00:17:3b:00</text:span>:11:22:33:44</text:p>
          </table:table-cell>
          <table:table-cell table:number-columns-repeated="5"/>
          <table:table-cell office:value-type="string" calcext:value-type="string">
            <text:p>SRC_PREFIX_LL</text:p>
          </table:table-cell>
          <table:table-cell table:formula="of:=IF(ISNUMBER(SEARCH(&quot;000000fffe00&quot;; [.I11]))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ix SRC</text:p>
          </table:table-cell>
          <table:table-cell office:value-type="string" calcext:value-type="string">
            <text:p>2001:5a8:4:3721::/112</text:p>
          </table:table-cell>
          <table:table-cell table:number-columns-repeated="5"/>
          <table:table-cell office:value-type="string" calcext:value-type="string">
            <text:p>SRC_PREFIX_FE00_MATCH</text:p>
          </table:table-cell>
          <table:table-cell table:formula="of:=IF(ISNUMBER(SEARCH(&quot;fe00&quot;; [.I11])); 0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ix DST</text:p>
          </table:table-cell>
          <table:table-cell office:value-type="string" calcext:value-type="string">
            <text:p>2001:5a8:4:3721::/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D SRC</text:p>
          </table:table-cell>
          <table:table-cell office:value-type="string" calcext:value-type="string">
            <text:p>0000:00ff:fe00: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ID DST</text:p>
          </table:table-cell>
          <table:table-cell office:value-type="string" calcext:value-type="string">
            <text:p>0000:00ff:fe00:ABC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Total Bits Inline Header</text:p>
          </table:table-cell>
          <table:table-cell table:formula="of:=SUM([.D2:.D12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In Bytes</text:p>
          </table:table-cell>
          <table:table-cell table:formula="of:=[.D19]/8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Compression Header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IPV6 HEADER (in bytes)</text:p>
          </table:table-cell>
          <table:table-cell table:formula="of:=SUM([.D20:.D2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UDP Headers</text:p>
          </table:table-cell>
          <table:table-cell table:style-name="ce3" office:value-type="string" calcext:value-type="string">
            <text:p>Acceptable Valu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ntribution to Inline IPV6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sum</text:p>
          </table:table-cell>
          <table:table-cell office:value-type="string" calcext:value-type="string">
            <text:p>[0,1]</text:p>
          </table:table-cell>
          <table:table-cell office:value-type="float" office:value="0" calcext:value-type="float">
            <text:p>0</text:p>
          </table:table-cell>
          <table:table-cell table:formula="of:=COM.MICROSOFT.SWITCH([.C25]; 0; 16; 1; 0; -1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[0,3]</text:p>
          </table:table-cell>
          <table:table-cell office:value-type="float" office:value="3" calcext:value-type="float">
            <text:p>3</text:p>
          </table:table-cell>
          <table:table-cell table:formula="of:=COM.MICROSOFT.SWITCH([.C26]; 0; 16; 1; 8; 2; 8; 3; 4; -1)*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Total Bits Inline Header</text:p>
          </table:table-cell>
          <table:table-cell table:formula="of:=SUM([.D25:.D26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In Bytes</text:p>
          </table:table-cell>
          <table:table-cell table:formula="of:=[.D28]/8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Compression Head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UDP HEADER (in bytes)</text:p>
          </table:table-cell>
          <table:table-cell table:formula="of:=SUM([.D29:.D3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(IPV6+UDP)</text:p>
          </table:table-cell>
          <table:table-cell table:formula="of:=[.D31]+[.D22]" office:value-type="float" office:value="12" calcext:value-type="float">
            <text:p>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3:06.700152313</meta:creation-date>
    <dc:date>2023-11-09T23:21:25.764679394</dc:date>
    <meta:editing-duration>PT2H33M35S</meta:editing-duration>
    <meta:editing-cycles>15</meta:editing-cycles>
    <meta:generator>LibreOffice/7.3.7.2$Linux_X86_64 LibreOffice_project/30$Build-2</meta:generator>
    <meta:document-statistic meta:table-count="5" meta:cell-count="338" meta:object-count="0"/>
  </office:meta>
</office:document-meta>
</file>